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text-properties officeooo:rsid="001662cd" officeooo:paragraph-rsid="00192189"/>
    </style:style>
    <style:style style:name="P5" style:family="paragraph" style:parent-style-name="Standard">
      <style:text-properties officeooo:rsid="001662cd" officeooo:paragraph-rsid="002f6230"/>
    </style:style>
    <style:style style:name="P6" style:family="paragraph" style:parent-style-name="Table_20_Contents">
      <style:text-properties officeooo:rsid="00124a89" officeooo:paragraph-rsid="00192189"/>
    </style:style>
    <style:style style:name="P7" style:family="paragraph" style:parent-style-name="Table_20_Contents">
      <style:text-properties officeooo:rsid="00124a89" officeooo:paragraph-rsid="00266434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0" style:family="paragraph" style:parent-style-name="Table_20_Contents">
      <style:text-properties style:font-name="helevetica" officeooo:rsid="00124a89" officeooo:paragraph-rsid="0015d714"/>
    </style:style>
    <style:style style:name="P11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2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3" style:family="paragraph" style:parent-style-name="Table_20_Contents">
      <style:text-properties style:font-name="helevetica" officeooo:rsid="00206f43" officeooo:paragraph-rsid="00206f43"/>
    </style:style>
    <style:style style:name="P14" style:family="paragraph" style:parent-style-name="Table_20_Contents">
      <style:text-properties style:font-name="helevetica" officeooo:rsid="002557cd" officeooo:paragraph-rsid="002557cd"/>
    </style:style>
    <style:style style:name="P15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6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20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6" style:family="paragraph" style:parent-style-name="Table_20_Contents">
      <style:text-properties style:font-name="helevetica" officeooo:rsid="00307bf2" officeooo:paragraph-rsid="00307bf2"/>
    </style:style>
    <style:style style:name="P27" style:family="paragraph" style:parent-style-name="Table_20_Contents">
      <style:text-properties style:font-name="helevetica" officeooo:rsid="003d57ff" officeooo:paragraph-rsid="003d57ff"/>
    </style:style>
    <style:style style:name="P28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30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31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32" style:family="paragraph" style:parent-style-name="Table_20_Contents" style:list-style-name="L1">
      <style:text-properties style:font-name="helevetica" fo:font-size="12pt" officeooo:rsid="003f3cdc" officeooo:paragraph-rsid="003f3cdc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3f3cdc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f3cdc"/>
    </style:style>
    <style:style style:name="T6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8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11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12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13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14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5" style:family="text">
      <style:text-properties officeooo:rsid="0015d714"/>
    </style:style>
    <style:style style:name="T16" style:family="text">
      <style:text-properties officeooo:rsid="00165d7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382c5" style:font-weight-asian="bold" style:font-weight-complex="bold"/>
    </style:style>
    <style:style style:name="T19" style:family="text">
      <style:text-properties fo:font-weight="bold" officeooo:rsid="003d57ff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382c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3a38" style:font-weight-asian="normal" style:font-weight-complex="normal"/>
    </style:style>
    <style:style style:name="T24" style:family="text">
      <style:text-properties fo:font-weight="normal" officeooo:rsid="003153e7" style:font-weight-asian="normal" style:font-weight-complex="normal"/>
    </style:style>
    <style:style style:name="T25" style:family="text">
      <style:text-properties officeooo:rsid="002865e9"/>
    </style:style>
    <style:style style:name="T26" style:family="text">
      <style:text-properties officeooo:rsid="002df6d4"/>
    </style:style>
    <style:style style:name="T27" style:family="text">
      <style:text-properties officeooo:rsid="002e0533"/>
    </style:style>
    <style:style style:name="T28" style:family="text">
      <style:text-properties officeooo:rsid="002f6230"/>
    </style:style>
    <style:style style:name="T29" style:family="text">
      <style:text-properties officeooo:rsid="003153e7"/>
    </style:style>
    <style:style style:name="T30" style:family="text">
      <style:text-properties officeooo:rsid="0033bd13"/>
    </style:style>
    <style:style style:name="T31" style:family="text">
      <style:text-properties officeooo:rsid="003d57ff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as d’utilisation N°</text:p>
          </table:table-cell>
        </table:table-row>
        <table:table-row>
          <table:table-cell table:style-name="Table4.A2" office:value-type="string">
            <text:p text:style-name="P12"><text:span text:style-name="T17">Nom : </text:span><text:span text:style-name="T19">Modifie ou annuler une commande</text:span><text:span text:style-name="T22"> (package : interface </text:span><text:span text:style-name="T23">client</text:span><text:span text:style-name="T22">)</text:span></text:p>
            <text:p text:style-name="P11"><text:span text:style-name="T17">Acteur </text:span>: Client</text:p>
            <text:p text:style-name="P6"><text:span text:style-name="Strong_20_Emphasis"><text:span text:style-name="T8">Description</text:span></text:span><text:span text:style-name="T14"> </text:span><text:span text:style-name="T9">: Le client </text:span><text:span text:style-name="T11">doit pouvoir </text:span><text:span text:style-name="T12">s’il le souhaite</text:span><text:span text:style-name="T11"> </text:span><text:span text:style-name="T13">modifier sa commande (quantités, articles) ou bien annuler cette dernière</text:span></text:p>
            <text:p text:style-name="P29"/>
            <text:p text:style-name="P28"><text:span text:style-name="T17">Auteur </text:span>:<text:span text:style-name="T31">Thomas</text:span></text:p>
            <text:p text:style-name="P28"><text:span text:style-name="T17">Date </text:span>: 1<text:span text:style-name="T15">3</text:span> juillet 2018</text:p>
            <text:p text:style-name="P28"/>
            <text:p text:style-name="P7"><text:span text:style-name="Strong_20_Emphasis"><text:span text:style-name="T8">Pré-conditions</text:span></text:span><text:span text:style-name="T9"> : Le client doit </text:span><text:span text:style-name="T13">avoir constitué un panier</text:span></text:p>
            <text:p text:style-name="P6"><text:span text:style-name="Strong_20_Emphasis"><text:span text:style-name="T8">Démarrage</text:span></text:span><text:span text:style-name="T9"> : L’utilisateur </text:span><text:span text:style-name="T10">se rend sur l</text:span><text:span text:style-name="T13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e scénario nominal</text:p>
          </table:table-cell>
        </table:table-row>
        <table:table-row>
          <table:table-cell table:style-name="Table2.A2" office:value-type="string">
            <text:p text:style-name="P10"><text:span text:style-name="T17">1 Le </text:span><text:span text:style-name="T18">système</text:span> affiche <text:span text:style-name="T16">les articles dans le panier du client</text:span></text:p>
            <text:p text:style-name="P10"><text:span text:style-name="T20">2 l’utilisateur</text:span> <text:span text:style-name="T31">veut modifier sa commande</text:span></text:p>
            <text:p text:style-name="P10"><text:span text:style-name="T20">3 l’utilisateur</text:span> <text:span text:style-name="T31">modifie sa quantité de pizza</text:span></text:p>
            <text:p text:style-name="P10"><text:span text:style-name="T20">4 l’utilisateur</text:span> <text:span text:style-name="T16">valide de nouveau sa commande</text:span></text:p>
            <text:p text:style-name="P13"><text:span text:style-name="T17">5 </text:span><text:span text:style-name="T18">Le s</text:span><text:span text:style-name="T17">ystème</text:span> calcul<text:span text:style-name="T26">e</text:span> le temps néc<text:span text:style-name="T27">e</text:span>ssaire pour préparer la commande.</text:p>
            <text:p text:style-name="P13"><text:span text:style-name="T17">6 </text:span><text:span text:style-name="T18">Le système</text:span><text:span text:style-name="T21"> demande au client s’il est d’accord pour le délai proposé</text:span></text:p>
            <text:p text:style-name="P14"><text:span text:style-name="T20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Les scénarios <text:span text:style-name="T25">d’exceptions</text:span></text:p>
          </table:table-cell>
        </table:table-row>
        <table:table-row>
          <table:table-cell table:style-name="Table3.A2" office:value-type="string">
            <text:p text:style-name="P27">2.a L’utilisateur annule sa commande</text:p>
            <text:p text:style-name="P27">3.a L’utilisateur clique sur « modifier ma pizza »</text:p>
            <text:p text:style-name="P27">3.b L’utilisateur consulte le catalogue de pizza</text:p>
            <text:p text:style-name="P27">3.c l’utilisateur selectionne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Fin : Scénario nominal, sur <text:span text:style-name="T28">décision</text:span> de l’utilisateur <text:span text:style-name="T31">à l’étape 2</text:span></text:p>
          </table:table-cell>
        </table:table-row>
        <table:table-row>
          <table:table-cell table:style-name="Table5.A2" office:value-type="string">
            <text:p text:style-name="P15">Post condition : </text:p>
            <text:p text:style-name="P15"/>
            <text:list xml:id="list1968136402924812626" text:style-name="L1">
              <text:list-item>
                <text:p text:style-name="P30"><text:span text:style-name="T3">Scénario nominal :</text:span><text:span text:style-name="T1"> </text:span><text:span text:style-name="T15"> Le panier est actualisé et enregistré avec un message de confirmation.</text:span></text:p>
              </text:list-item>
              <text:list-item>
                <text:p text:style-name="P31"><text:span text:style-name="T4">Scénario d’exception :</text:span><text:span text:style-name="T3"> </text:span><text:span text:style-name="T5">2.a</text:span><text:span text:style-name="T1"> </text:span>Le client reçoit un message d’au revoir et la commande n’est pas enregistré<text:span text:style-name="T27">e</text:span>.</text:p>
              </text:list-item>
              <text:list-item>
                <text:p text:style-name="P32"><text:span text:style-name="T32">3.c </text:span><text:span text:style-name="T15">Le panier est actualisé et enregistré avec un message de confirmation.</text:span></text:p>
              </text:list-item>
            </text:list>
          </table:table-cell>
        </table:table-row>
      </table:table>
      <text:p text:style-name="P4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Ergonomie :</text:p>
            <text:p text:style-name="P24">D<text:span text:style-name="T30">es messages d’informations (concerant la validation de la commande)</text:span></text:p>
            <text:p text:style-name="P25">seront affichés sous forme de popup</text:p>
            <text:p text:style-name="P23"/>
          </table:table-cell>
        </table:table-row>
        <table:table-row>
          <table:table-cell table:style-name="Table1.A2" office:value-type="string">
            <text:p text:style-name="P16">Performance attendue</text:p>
            <text:p text:style-name="P20"><text:span text:style-name="T29">-</text:span>Après avoir selectionné sa pizza, le système affiche en moins de 5 secondes la page suivante pour valider <text:span text:style-name="T29">l</text:span>a commande</text:p>
            <text:p text:style-name="P26"><text:span text:style-name="T24">-</text:span><text:span text:style-name="T22">Le système indique en moins de 30 secondes (maximum) le temps nécessaire </text:span><text:soft-page-break/><text:span text:style-name="T22">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17">Problèmes non résolues ou non évoqués :</text:p>
            <text:p text:style-name="P21">Le client doit’il pouvoir personnaliser sa pizza ?</text:p>
            <text:p text:style-name="P22">Le client pourrait t’il constituer un pannier de pizza avant de s’être connecté.</text:p>
            <text:p text:style-name="P1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39:22.396754018</dc:date>
    <meta:editing-duration>PT1H24M50S</meta:editing-duration>
    <meta:editing-cycles>42</meta:editing-cycles>
    <meta:generator>LibreOffice/5.2.7.2$Linux_ARM_EABI LibreOffice_project/20m0$Build-2</meta:generator>
    <meta:document-statistic meta:table-count="5" meta:image-count="0" meta:object-count="0" meta:page-count="2" meta:paragraph-count="35" meta:word-count="305" meta:character-count="1870" meta:non-whitespace-character-count="1601"/>
  </office:meta>
</office:document-meta>
</file>